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objectwithoutfill">
      <style:graphic-properties draw:stroke="none" draw:fill="solid" draw:fill-color="#999999" draw:textarea-horizontal-align="center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6.763cm" svg:height="0.948cm" draw:transform="skewX (-0.00034906585039882) rotate (-1.97292018645439) translate (5.61762155752079cm 2.6292044342925cm)" svg:viewBox="0 0 6764 949" svg:d="M77 949c610-43 1691-91 2796-135 1104-41 3305-131 3798-151 125-31 146-668-80-663-590 68-2660 217-3498 225-835 11-2512 162-3004 63-123-10-111 658-12 661z">
          <text:p/>
        </draw:path>
        <draw:path draw:style-name="gr1" draw:text-style-name="P1" draw:layer="layout" svg:width="6.442cm" svg:height="0.963cm" draw:transform="skewX (-0.000523598775598347) rotate (-1.18595122673015) translate (5.4405419647608cm 2.08564624884922cm)" svg:viewBox="0 0 6443 964" svg:d="M418 926c237-5 1385-153 2502-192 1118-35 3113 235 3489 230 124 4-120-791-236-806-350-45-2481-170-3382-157-900 13-2402 72-2686 119-284 48 72 813 313 806z">
          <text:p/>
        </draw:path>
        <draw:path draw:style-name="gr1" draw:text-style-name="P1" draw:layer="layout" svg:width="0.902cm" svg:height="0.661cm" draw:transform="skewX (0.00122173047639598) rotate (-2.1556561591382) translate (5.51762398526101cm 2.31129583316125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1.578cm" svg:height="3.57cm" draw:transform="skewX (0.000698131700797732) rotate (-1.55247036964896) translate (6.7525311028069cm 5.9075393556532cm)" svg:viewBox="0 0 1579 3571" svg:d="M1578 3470c-74-191-261-787-432-1467-173-615-284-1221-351-1671-15-297-931-574-778 12 153 585 286 1053 449 1688 190 687 245 976 332 1440 23 173 813 83 780-2z">
          <text:p/>
        </draw:path>
        <draw:path draw:style-name="gr1" draw:text-style-name="P1" draw:layer="layout" svg:width="0.902cm" svg:height="0.66cm" draw:transform="skewX (0.00244346095279198) rotate (-2.15652882376419) translate (3.8718895804584cm 6.8935893617609cm)" svg:viewBox="0 0 903 661" svg:d="M528 644c136-64 328-219 366-367 34-139-27-185-184-243-156-57-352-32-459-3-277 72-309 187-173 369s314 309 450 244z">
          <text:p/>
        </draw:path>
        <draw:path draw:style-name="gr1" draw:text-style-name="P1" draw:layer="layout" svg:width="0.902cm" svg:height="0.661cm" draw:transform="skewX (0.00122173047639598) rotate (-2.1556561591382) translate (7.01845731859441cm 6.0446291664946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3cm" svg:height="0.661cm" draw:transform="skewX (0.00244346095279205) rotate (-2.1556561591382) translate (3.2174736659504cm 8.4523561881003cm)" svg:viewBox="0 0 904 662" svg:d="M527 644c137-64 329-219 367-367 35-139-27-185-184-243-156-57-352-32-459-4-277 72-309 187-173 370 136 182 314 309 449 244z">
          <text:p/>
        </draw:path>
        <draw:path draw:style-name="gr1" draw:text-style-name="P1" draw:layer="layout" svg:width="0.902cm" svg:height="0.66cm" draw:transform="skewX (0.00244346095279206) rotate (-2.15652882376419) translate (7.74188958045839cm 7.9085893617609cm)" svg:viewBox="0 0 903 661" svg:d="M528 644c136-64 328-219 366-367 34-139-27-185-184-243-156-57-352-32-459-3-277 72-309 187-173 369s314 309 450 244z">
          <text:p/>
        </draw:path>
        <draw:path draw:style-name="gr2" draw:text-style-name="P1" draw:layer="layout" svg:width="1.741cm" svg:height="1.715cm" svg:x="4.099cm" svg:y="0.9cm" svg:viewBox="0 0 1742 1716" svg:d="M863 1217c305 28 507-91 465-289s-182-446-444-441-419 131-477 333 151 369 456 397zM1741 769c21 456-277 892-915 942s-856-322-823-784 457-873 932-923c474-49 785 309 806 765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7T19:08:40.578000000</dc:date>
    <meta:editing-duration>PT2M50S</meta:editing-duration>
    <meta:editing-cycles>3</meta:editing-cycles>
    <meta:generator>LibreOffice/24.2.4.2$Windows_X86_64 LibreOffice_project/51a6219feb6075d9a4c46691dcfe0cd9c4fff3c2</meta:generator>
    <meta:document-statistic meta:object-count="9"/>
  </office:meta>
</office:document-meta>
</file>